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2013-4-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4-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1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3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3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5-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2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3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6-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1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3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3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7-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1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3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8-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2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013-9-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table:number-columns-repeated="5"/>
        </table:table-row>
      </table:table>
      <table:database-ranges>
        <table:database-range table:name="__Anonymous_Sheet_DB__1" table:target-range-address="Sheet1.A1:Sheet1.F10484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9/19/2013</text:date>, <text:time>03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9T03:05:36.12</dc:date>
    <dc:creator>Tom Dempsey</dc:creator>
    <meta:generator>OpenOffice/4.0.0$Win32 OpenOffice.org_project/400m3$Build-9702</meta:generator>
    <meta:editing-duration>PT14M52S</meta:editing-duration>
    <meta:editing-cycles>3</meta:editing-cycles>
    <meta:document-statistic meta:table-count="1" meta:cell-count="6120" meta:object-count="0"/>
  </office:meta>
</office:document-meta>
</file>